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GORA 1.0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Fast CDISC data viewer.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Instantaneous clinical data visualiza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DAM 1.0 and SDTM 3.2 compliant</text:p>
              </text:list-item>
              <text:list-item>
                <text:p>Check data </text:p>
              </text:list-item>
              <text:list-item>
                <text:p>Instaneous summary stat and quick analysis .</text:p>
              </text:list-item>
              <text:list-item>
                <text:p>Interactive data vizualisation</text:p>
              </text:list-item>
              <text:list-item>
                <text:p>R ans SAS program skelet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13.933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DAM</text:p>
              </table:table-cell>
              <table:table-cell>
                <text:p>SDTM</text:p>
              </table:table-cell>
              <table:table-cell>
                <text:p>Quick analysis</text:p>
              </table:table-cell>
              <table:table-cell>
                <text:p>Intercative visualization </text:p>
              </table:table-cell>
              <table:table-cell>
                <text:p>Python,R,SAS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3.2</text:p>
              </table:table-cell>
              <table:table-cell>
                <text:p>Classical safety tfls, pk anylysis, pd analysis</text:p>
              </table:table-cell>
              <table:table-cell>
                <text:p>Data set</text:p>
              </table:table-cell>
              <table:table-cell>
                <text:p>Program model</text:p>
              </table:table-cell>
            </table:table-row>
            <table:table-row table:style-name="ro1" table:default-cell-style-name="ce1">
              <table:table-cell>
                <text:p>Fast check of variable compliance</text:p>
              </table:table-cell>
              <table:table-cell>
                <text:p>Fast check of variable compliance</text:p>
              </table:table-cell>
              <table:table-cell>
                <text:p>Possibility to personalize analysis</text:p>
              </table:table-cell>
              <table:table-cell>
                <text:p>Figure – search -selction - export</text:p>
              </table:table-cell>
              <table:table-cell>
                <text:p>Possibility to run directly pyhon and R program</text:p>
              </table:table-cell>
            </table:table-row>
            <table:table-row table:style-name="ro1" table:default-cell-style-name="ce1">
              <table:table-cell>
                <text:p>Pincale 21 compatible</text:p>
              </table:table-cell>
              <table:table-cell>
                <text:p>Pincale 21 compatibl</text:p>
              </table:table-cell>
              <table:table-cell/>
              <table:table-cell/>
              <table:table-cell>
                <text:p>Choose your tempalte and get your program skeleton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SR</text:p>
          </draw:text-box>
        </draw:frame>
        <draw:custom-shape draw:style-name="gr2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6">CS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2.301cm" svg:height="0.962cm" svg:x="6.2cm" svg:y="8.6cm">
          <draw:text-box>
            <text:p>SDTM</text:p>
          </draw:text-box>
        </draw:frame>
        <draw:frame draw:style-name="gr5" draw:text-style-name="P8" draw:layer="layout" svg:width="2.335cm" svg:height="0.962cm" svg:x="13.4cm" svg:y="8.8cm">
          <draw:text-box>
            <text:p>ADAM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eractive analysis for AE :</text:p>
          </draw:text-box>
        </draw:frame>
        <draw:frame draw:style-name="gr6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06:33:18.060000000</meta:creation-date>
    <meta:editing-duration>PT10M</meta:editing-duration>
    <meta:editing-cycles>2</meta:editing-cycles>
    <meta:generator>LibreOffice/6.0.4.2$Windows_x86 LibreOffice_project/9b0d9b32d5dcda91d2f1a96dc04c645c450872bf</meta:generator>
    <dc:title>Classy Red</dc:title>
    <dc:date>2018-08-16T06:43:16.695000000</dc:date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